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1.36mm"/>
    </style:style>
    <style:style style:name="co2" style:family="table-column">
      <style:table-column-properties fo:break-before="auto" style:column-width="17.73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19.56mm"/>
    </style:style>
    <style:style style:name="co5" style:family="table-column">
      <style:table-column-properties fo:break-before="auto" style:column-width="22.08mm"/>
    </style:style>
    <style:style style:name="co6" style:family="table-column">
      <style:table-column-properties fo:break-before="auto" style:column-width="22.91mm"/>
    </style:style>
    <style:style style:name="co7" style:family="table-column">
      <style:table-column-properties fo:break-before="auto" style:column-width="28.22mm"/>
    </style:style>
    <style:style style:name="co8" style:family="table-column">
      <style:table-column-properties fo:break-before="auto" style:column-width="25.15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23.2mm"/>
    </style:style>
    <style:style style:name="co11" style:family="table-column">
      <style:table-column-properties fo:break-before="auto" style:column-width="30.18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7.25mm"/>
    </style:style>
    <style:style style:name="co14" style:family="table-column">
      <style:table-column-properties fo:break-before="auto" style:column-width="36.62mm"/>
    </style:style>
    <style:style style:name="co15" style:family="table-column">
      <style:table-column-properties fo:break-before="auto" style:column-width="36.34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30.92mm"/>
    </style:style>
    <style:style style:name="co18" style:family="table-column">
      <style:table-column-properties fo:break-before="auto" style:column-width="31.61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4.29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ta1" style:family="table" style:master-page-name="PageStyle_5f_Zadania">
      <style:table-properties table:display="true" style:writing-mode="lr-tb"/>
    </style:style>
    <style:style style:name="ta2" style:family="table" style:master-page-name="PageStyle_5f_Lista">
      <style:table-properties table:display="true" style:writing-mode="lr-tb"/>
    </style:style>
    <style:style style:name="ta3" style:family="table" style:master-page-name="PageStyle_5f_Wyniki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2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18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1" style:family="table-cell" style:parent-style-name="Default" style:data-style-name="N119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padding="0.71mm"/>
    </style:style>
    <style:style style:name="ce13" style:family="table-cell" style:parent-style-name="Default" style:data-style-name="N120">
      <style:table-cell-properties style:diagonal-bl-tr="none" style:diagonal-tl-br="none" fo:border="none" fo:padding="0.71mm" style:rotation-align="none"/>
    </style:style>
    <style:style style:name="ce14" style:family="table-cell" style:parent-style-name="Default" style:data-style-name="N120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15" style:family="table-cell" style:parent-style-name="Default" style:data-style-name="N12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6" style:family="table-cell" style:parent-style-name="Default" style:data-style-name="N120">
      <style:table-cell-properties fo:padding="0.71mm"/>
    </style:style>
    <style:style style:name="ce17" style:family="table-cell" style:parent-style-name="Default">
      <style:table-cell-properties style:diagonal-bl-tr="none" style:diagonal-tl-br="none" fo:border="none" fo:padding="0.71mm" style:rotation-align="none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0" style:family="table-cell" style:parent-style-name="Default" style:data-style-name="N118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21" style:family="table-cell" style:parent-style-name="Default" style:data-style-name="N119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2" style:family="table-cell" style:parent-style-name="Default" style:data-style-name="N119">
      <style:table-cell-properties style:diagonal-bl-tr="none" style:diagonal-tl-br="none" fo:border="none" fo:padding="0.71mm" style:rotation-align="non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6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" style:family="table-cell" style:parent-style-name="Default" style:data-style-name="N3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" style:family="table-cell" style:parent-style-name="Default" style:data-style-name="N118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28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9" style:family="table-cell" style:parent-style-name="Default">
      <style:table-cell-properties fo:padding="0.71mm"/>
    </style:style>
    <style:style style:name="ce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32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3" style:family="table-cell" style:parent-style-name="Default" style:data-style-name="N3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5" style:family="table-cell" style:parent-style-name="Default" style:data-style-name="N118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36" style:family="table-cell" style:parent-style-name="Default" style:data-style-name="N118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7" style:family="table-cell" style:parent-style-name="Default" style:data-style-name="N119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padding="0.71mm"/>
    </style:style>
    <style:style style:name="ce39" style:family="table-cell" style:parent-style-name="Default" style:data-style-name="N120">
      <style:table-cell-properties style:diagonal-bl-tr="none" style:diagonal-tl-br="none" fo:border="none" fo:padding="0.71mm" style:rotation-align="none"/>
    </style:style>
    <style:style style:name="ce40" style:family="table-cell" style:parent-style-name="Default" style:data-style-name="N120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41" style:family="table-cell" style:parent-style-name="Default" style:data-style-name="N12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2" style:family="table-cell" style:parent-style-name="Default" style:data-style-name="N120">
      <style:table-cell-properties fo:padding="0.71mm"/>
    </style:style>
    <style:style style:name="ce43" style:family="table-cell" style:parent-style-name="Default">
      <style:table-cell-properties style:diagonal-bl-tr="none" style:diagonal-tl-br="none" fo:border="none" fo:padding="0.71mm" style:rotation-align="none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4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6" style:family="table-cell" style:parent-style-name="Default" style:data-style-name="N118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47" style:family="table-cell" style:parent-style-name="Default" style:data-style-name="N119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8" style:family="table-cell" style:parent-style-name="Default" style:data-style-name="N119">
      <style:table-cell-properties style:diagonal-bl-tr="none" style:diagonal-tl-br="none" fo:border="none" fo:padding="0.71mm" style:rotation-align="none"/>
    </style:style>
    <style:style style:name="ce49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3" style:family="table-cell" style:parent-style-name="Default" style:data-style-name="N119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4" style:family="table-cell" style:parent-style-name="Default" style:data-style-name="N128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5" style:family="table-cell" style:parent-style-name="Default" style:data-style-name="N109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59" style:family="table-cell" style:parent-style-name="Default" style:data-style-name="N118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</office:automatic-styles>
  <office:body>
    <office:spreadsheet>
      <table:calculation-settings table:case-sensitive="false" table:use-regular-expressions="false" table:use-wildcards="true"/>
      <table:table table:name="Zadania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Default"/>
        <table:table-row table:style-name="ro1">
          <table:table-cell table:style-name="ce2" office:value-type="string" calcext:value-type="string">
            <text:p>1) Ile zarabiają pracownicy zatrudnieni w oddziale "Niemcy"?</text:p>
          </table:table-cell>
          <table:table-cell table:style-name="ce4" table:number-columns-repeated="1023"/>
        </table:table-row>
        <table:table-row table:style-name="ro1">
          <table:table-cell table:style-name="ce2" office:value-type="string" calcext:value-type="string">
            <text:p>2) Jaka jest średnia stawka godzinowa pracowników zatrudnionych w departamencie "Rajdy Wodne"?</text:p>
          </table:table-cell>
          <table:table-cell table:style-name="ce4" table:number-columns-repeated="1023"/>
        </table:table-row>
        <table:table-row table:style-name="ro1">
          <table:table-cell table:style-name="ce2" office:value-type="string" calcext:value-type="string">
            <text:p>3) Który z pracowników zatrudnionych w oddziale "Australia" i departamencie "Rajdy Dorosłych" zarabia najwięcej? Ile dokładnie?</text:p>
          </table:table-cell>
          <table:table-cell table:style-name="ce4" table:number-columns-repeated="1023"/>
        </table:table-row>
        <table:table-row table:style-name="ro1">
          <table:table-cell table:style-name="ce2" office:value-type="string" calcext:value-type="string">
            <text:p>4) Który z pracowników zatrudnionych w latach 1988-1990 pracujący w departamencie "Rajdy Decinne" zarabia najwięcej? Ile dokładnie?</text:p>
          </table:table-cell>
          <table:table-cell table:style-name="ce4" table:number-columns-repeated="1023"/>
        </table:table-row>
        <table:table-row table:style-name="ro1">
          <table:table-cell table:style-name="ce2" office:value-type="string" calcext:value-type="string">
            <text:p>5) W arkuszu "Wyniki" w komórce B5 wstaw formułę, która policzy ilu pracowników zarabia powyżej 300 zł. Wykorzystaj funkcję Licz.Jeżeli.</text:p>
          </table:table-cell>
          <table:table-cell table:style-name="ce4" table:number-columns-repeated="1023"/>
        </table:table-row>
        <table:table-row table:style-name="ro1">
          <table:table-cell table:style-name="ce2" office:value-type="string" calcext:value-type="string">
            <text:p>6) W kolumnie "L" w arkuszu "Lista" wstaw funkcję wyliczającą, ile dni od momentu zatrudnienia pracuje każda z osób. Wykorzystaj funkcje: DNI.360 i TERAZ().</text:p>
          </table:table-cell>
          <table:table-cell table:style-name="ce4" table:number-columns-repeated="1023"/>
        </table:table-row>
        <table:table-row table:style-name="ro1">
          <table:table-cell table:style-name="ce2" office:value-type="string" calcext:value-type="string">
            <text:p>6a) W kolumnie "M" wstaw funkcję, która przyznaje pracownikowi 30% premii, jeżeli pracuje dłużej niż 6000 dni i 40% jeżeli pracuje dłużej niż 7000 dni.</text:p>
          </table:table-cell>
          <table:table-cell table:style-name="ce4" table:number-columns-repeated="1023"/>
        </table:table-row>
        <table:table-row table:style-name="ro1">
          <table:table-cell table:style-name="ce2" office:value-type="string" calcext:value-type="string">
            <text:p>6b) W komórce "B6" arkusza "Wyniki" wstaw funkcję, która podaje ilu pracowników dostało premię.</text:p>
          </table:table-cell>
          <table:table-cell table:style-name="ce4"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a" table:style-name="ta2">
        <office:forms form:automatic-focus="false" form:apply-design-mode="false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8"/>
        <table:table-column table:style-name="co9" table:default-cell-style-name="ce3"/>
        <table:table-column table:style-name="co2" table:default-cell-style-name="Default"/>
        <table:table-column table:style-name="co10" table:default-cell-style-name="ce3"/>
        <table:table-column table:style-name="co11" table:default-cell-style-name="ce3"/>
        <table:table-column table:style-name="co2" table:number-columns-repeated="2" table:default-cell-style-name="Default"/>
        <table:table-column table:style-name="co12" table:default-cell-style-name="ce3"/>
        <table:table-column table:style-name="co2" table:number-columns-repeated="1011" table:default-cell-style-name="Default"/>
        <table:table-row table:style-name="ro3">
          <table:table-cell table:style-name="ce5" office:value-type="string" calcext:value-type="string">
            <text:p>LP</text:p>
          </table:table-cell>
          <table:table-cell table:style-name="ce5" office:value-type="string" calcext:value-type="string">
            <text:p>IMIĘ</text:p>
          </table:table-cell>
          <table:table-cell table:style-name="ce5" office:value-type="string" calcext:value-type="string">
            <text:p>NAZWISKO</text:p>
          </table:table-cell>
          <table:table-cell table:style-name="ce5" office:value-type="string" calcext:value-type="string">
            <text:p>ODDZIAŁ</text:p>
          </table:table-cell>
          <table:table-cell table:style-name="ce5" office:value-type="string" calcext:value-type="string">
            <text:p>DEPART</text:p>
          </table:table-cell>
          <table:table-cell table:style-name="ce5" office:value-type="string" calcext:value-type="string">
            <text:p>DATA ZATR.</text:p>
          </table:table-cell>
          <table:table-cell table:style-name="ce9" office:value-type="string" calcext:value-type="string">
            <text:p>GODZ</text:p>
          </table:table-cell>
          <table:table-cell table:style-name="ce9" office:value-type="string" calcext:value-type="string">
            <text:p>STAWKA GODZ.</text:p>
          </table:table-cell>
          <table:table-cell table:style-name="ce9" office:value-type="string" calcext:value-type="string">
            <text:p>PŁACA BRUTTO</text:p>
          </table:table-cell>
          <table:table-cell table:style-name="ce9" office:value-type="string" calcext:value-type="string">
            <text:p>OKRES ZATRUDNIENIA</text:p>
          </table:table-cell>
          <table:table-cell table:style-name="ce9" office:value-type="string" calcext:value-type="string">
            <text:p>PREMIA</text:p>
          </table:table-cell>
          <table:table-cell table:style-name="ce17" table:number-columns-repeated="2"/>
          <table:table-cell table:number-columns-repeated="101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Sara</text:p>
          </table:table-cell>
          <table:table-cell table:style-name="ce4" office:value-type="string" calcext:value-type="string">
            <text:p>Kling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6-12-24" calcext:value-type="date">
            <text:p>24 XII 86</text:p>
          </table:table-cell>
          <table:table-cell table:style-name="ce10" office:value-type="float" office:value="35.5" calcext:value-type="float">
            <text:p>35,5</text:p>
          </table:table-cell>
          <table:table-cell table:style-name="ce11" office:value-type="float" office:value="12.5" calcext:value-type="float">
            <text:p>12,50 zł</text:p>
          </table:table-cell>
          <table:table-cell table:style-name="ce11" table:formula="of:=[.G2]*[.H2]" office:value-type="float" office:value="443.75" calcext:value-type="float">
            <text:p>443,75 zł</text:p>
          </table:table-cell>
          <table:table-cell table:style-name="ce12"/>
          <table:table-cell table:style-name="ce13"/>
          <table:table-cell table:style-name="ce17" table:number-columns-repeated="2"/>
          <table:table-cell table:number-columns-repeated="1011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Sean</text:p>
          </table:table-cell>
          <table:table-cell table:style-name="ce4" office:value-type="string" calcext:value-type="string">
            <text:p>Willis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5-07-05" calcext:value-type="date">
            <text:p>5 VII 85</text:p>
          </table:table-cell>
          <table:table-cell table:style-name="ce10" office:value-type="float" office:value="35.5" calcext:value-type="float">
            <text:p>35,5</text:p>
          </table:table-cell>
          <table:table-cell table:style-name="ce11" office:value-type="float" office:value="13.3" calcext:value-type="float">
            <text:p>13,30 zł</text:p>
          </table:table-cell>
          <table:table-cell table:style-name="ce11" table:formula="of:=[.G3]*[.H3]" office:value-type="float" office:value="472.15" calcext:value-type="float">
            <text:p>472,15 zł</text:p>
          </table:table-cell>
          <table:table-cell table:style-name="ce12"/>
          <table:table-cell table:style-name="ce13"/>
          <table:table-cell table:style-name="ce17" table:number-columns-repeated="2"/>
          <table:table-cell table:number-columns-repeated="1011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Colleen</text:p>
          </table:table-cell>
          <table:table-cell table:style-name="ce4" office:value-type="string" calcext:value-type="string">
            <text:p>Abel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90-07-26" calcext:value-type="date">
            <text:p>26 VII 90</text:p>
          </table:table-cell>
          <table:table-cell table:style-name="ce10" office:value-type="float" office:value="42" calcext:value-type="float">
            <text:p>42,0</text:p>
          </table:table-cell>
          <table:table-cell table:style-name="ce11" office:value-type="float" office:value="16.75" calcext:value-type="float">
            <text:p>16,75 zł</text:p>
          </table:table-cell>
          <table:table-cell table:style-name="ce11" table:formula="of:=[.G4]*[.H4]" office:value-type="float" office:value="703.5" calcext:value-type="float">
            <text:p>703,50 zł</text:p>
          </table:table-cell>
          <table:table-cell table:style-name="ce12"/>
          <table:table-cell table:style-name="ce14"/>
          <table:table-cell table:style-name="ce17" table:number-columns-repeated="2"/>
          <table:table-cell table:number-columns-repeated="1011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4" office:value-type="string" calcext:value-type="string">
            <text:p>Teri</text:p>
          </table:table-cell>
          <table:table-cell table:style-name="ce4" office:value-type="string" calcext:value-type="string">
            <text:p>Binga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8-06-07" calcext:value-type="date">
            <text:p>7 VI 88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8.75" calcext:value-type="float">
            <text:p>8,75 zł</text:p>
          </table:table-cell>
          <table:table-cell table:style-name="ce11" table:formula="of:=[.G5]*[.H5]" office:value-type="float" office:value="350" calcext:value-type="float">
            <text:p>350,00 zł</text:p>
          </table:table-cell>
          <table:table-cell table:style-name="ce12"/>
          <table:table-cell table:style-name="ce14"/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Frank</text:p>
          </table:table-cell>
          <table:table-cell table:style-name="ce4" office:value-type="string" calcext:value-type="string">
            <text:p>Culbert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3-07-12" calcext:value-type="date">
            <text:p>12 VII 83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2.6" calcext:value-type="float">
            <text:p>12,60 zł</text:p>
          </table:table-cell>
          <table:table-cell table:style-name="ce11" table:formula="of:=[.G6]*[.H6]" office:value-type="float" office:value="504" calcext:value-type="float">
            <text:p>504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4" office:value-type="string" calcext:value-type="string">
            <text:p>Kirsten</text:p>
          </table:table-cell>
          <table:table-cell table:style-name="ce4" office:value-type="string" calcext:value-type="string">
            <text:p>DeVinney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Pokazy</text:p>
          </table:table-cell>
          <table:table-cell table:style-name="ce7" office:value-type="date" office:date-value="1987-06-05" calcext:value-type="date">
            <text:p>5 VI 87</text:p>
          </table:table-cell>
          <table:table-cell table:style-name="ce10" office:value-type="float" office:value="35" calcext:value-type="float">
            <text:p>35,0</text:p>
          </table:table-cell>
          <table:table-cell table:style-name="ce11" office:value-type="float" office:value="24" calcext:value-type="float">
            <text:p>24,00 zł</text:p>
          </table:table-cell>
          <table:table-cell table:style-name="ce11" table:formula="of:=[.G7]*[.H7]" office:value-type="float" office:value="840" calcext:value-type="float">
            <text:p>840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4" office:value-type="string" calcext:value-type="string">
            <text:p>Theresa</text:p>
          </table:table-cell>
          <table:table-cell table:style-name="ce4" office:value-type="string" calcext:value-type="string">
            <text:p>Califano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9-02-26" calcext:value-type="date">
            <text:p>26 II 89</text:p>
          </table:table-cell>
          <table:table-cell table:style-name="ce10" office:value-type="float" office:value="35" calcext:value-type="float">
            <text:p>35,0</text:p>
          </table:table-cell>
          <table:table-cell table:style-name="ce11" office:value-type="float" office:value="12.1" calcext:value-type="float">
            <text:p>12,10 zł</text:p>
          </table:table-cell>
          <table:table-cell table:style-name="ce11" table:formula="of:=[.G8]*[.H8]" office:value-type="float" office:value="423.5" calcext:value-type="float">
            <text:p>423,5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4" office:value-type="string" calcext:value-type="string">
            <text:p>Barry</text:p>
          </table:table-cell>
          <table:table-cell table:style-name="ce4" office:value-type="string" calcext:value-type="string">
            <text:p>Bally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3-04-15" calcext:value-type="date">
            <text:p>15 IV 83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1.5" calcext:value-type="float">
            <text:p>21,50 zł</text:p>
          </table:table-cell>
          <table:table-cell table:style-name="ce11" table:formula="of:=[.G9]*[.H9]" office:value-type="float" office:value="860" calcext:value-type="float">
            <text:p>860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4" office:value-type="string" calcext:value-type="string">
            <text:p>Cheryl</text:p>
          </table:table-cell>
          <table:table-cell table:style-name="ce4" office:value-type="string" calcext:value-type="string">
            <text:p>Halal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90-02-01" calcext:value-type="date">
            <text:p>1 II 90</text:p>
          </table:table-cell>
          <table:table-cell table:style-name="ce10" office:value-type="float" office:value="35.5" calcext:value-type="float">
            <text:p>35,5</text:p>
          </table:table-cell>
          <table:table-cell table:style-name="ce11" office:value-type="float" office:value="13.3" calcext:value-type="float">
            <text:p>13,30 zł</text:p>
          </table:table-cell>
          <table:table-cell table:style-name="ce11" table:formula="of:=[.G10]*[.H10]" office:value-type="float" office:value="472.15" calcext:value-type="float">
            <text:p>472,15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4" office:value-type="string" calcext:value-type="string">
            <text:p>Harry</text:p>
          </table:table-cell>
          <table:table-cell table:style-name="ce4" office:value-type="string" calcext:value-type="string">
            <text:p>Swayne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90-12-30" calcext:value-type="date">
            <text:p>30 XII 90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1.5" calcext:value-type="float">
            <text:p>21,50 zł</text:p>
          </table:table-cell>
          <table:table-cell table:style-name="ce11" table:formula="of:=[.G11]*[.H11]" office:value-type="float" office:value="860" calcext:value-type="float">
            <text:p>860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4" office:value-type="string" calcext:value-type="string">
            <text:p>Shing</text:p>
          </table:table-cell>
          <table:table-cell table:style-name="ce4" office:value-type="string" calcext:value-type="string">
            <text:p>Chen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4-08-08" calcext:value-type="date">
            <text:p>8 VIII 84</text:p>
          </table:table-cell>
          <table:table-cell table:style-name="ce10" office:value-type="float" office:value="35.5" calcext:value-type="float">
            <text:p>35,5</text:p>
          </table:table-cell>
          <table:table-cell table:style-name="ce11" office:value-type="float" office:value="13.3" calcext:value-type="float">
            <text:p>13,30 zł</text:p>
          </table:table-cell>
          <table:table-cell table:style-name="ce11" table:formula="of:=[.G12]*[.H12]" office:value-type="float" office:value="472.15" calcext:value-type="float">
            <text:p>472,15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4" office:value-type="string" calcext:value-type="string">
            <text:p>Seth</text:p>
          </table:table-cell>
          <table:table-cell table:style-name="ce4" office:value-type="string" calcext:value-type="string">
            <text:p>Rose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90-04-05" calcext:value-type="date">
            <text:p>5 IV 90</text:p>
          </table:table-cell>
          <table:table-cell table:style-name="ce10" office:value-type="float" office:value="32" calcext:value-type="float">
            <text:p>32,0</text:p>
          </table:table-cell>
          <table:table-cell table:style-name="ce11" office:value-type="float" office:value="5.5" calcext:value-type="float">
            <text:p>5,50 zł</text:p>
          </table:table-cell>
          <table:table-cell table:style-name="ce11" table:formula="of:=[.G13]*[.H13]" office:value-type="float" office:value="176" calcext:value-type="float">
            <text:p>176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4" office:value-type="string" calcext:value-type="string">
            <text:p>Bob</text:p>
          </table:table-cell>
          <table:table-cell table:style-name="ce4" office:value-type="string" calcext:value-type="string">
            <text:p>Ambrose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5-01-25" calcext:value-type="date">
            <text:p>25 I 85</text:p>
          </table:table-cell>
          <table:table-cell table:style-name="ce10" office:value-type="float" office:value="35.5" calcext:value-type="float">
            <text:p>35,5</text:p>
          </table:table-cell>
          <table:table-cell table:style-name="ce11" office:value-type="float" office:value="12.5" calcext:value-type="float">
            <text:p>12,50 zł</text:p>
          </table:table-cell>
          <table:table-cell table:style-name="ce11" table:formula="of:=[.G14]*[.H14]" office:value-type="float" office:value="443.75" calcext:value-type="float">
            <text:p>443,75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4" office:value-type="string" calcext:value-type="string">
            <text:p>Chris</text:p>
          </table:table-cell>
          <table:table-cell table:style-name="ce4" office:value-type="string" calcext:value-type="string">
            <text:p>Hume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Pokazy</text:p>
          </table:table-cell>
          <table:table-cell table:style-name="ce7" office:value-type="date" office:date-value="1988-05-12" calcext:value-type="date">
            <text:p>12 V 88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7.22" calcext:value-type="float">
            <text:p>7,22 zł</text:p>
          </table:table-cell>
          <table:table-cell table:style-name="ce11" table:formula="of:=[.G15]*[.H15]" office:value-type="float" office:value="288.8" calcext:value-type="float">
            <text:p>288,8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4" office:value-type="string" calcext:value-type="string">
            <text:p>Robert</text:p>
          </table:table-cell>
          <table:table-cell table:style-name="ce4" office:value-type="string" calcext:value-type="string">
            <text:p>Murray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7-06-10" calcext:value-type="date">
            <text:p>10 VI 87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2.6" calcext:value-type="float">
            <text:p>12,60 zł</text:p>
          </table:table-cell>
          <table:table-cell table:style-name="ce11" table:formula="of:=[.G16]*[.H16]" office:value-type="float" office:value="504" calcext:value-type="float">
            <text:p>504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4" office:value-type="string" calcext:value-type="string">
            <text:p>James</text:p>
          </table:table-cell>
          <table:table-cell table:style-name="ce4" office:value-type="string" calcext:value-type="string">
            <text:p>Rich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6-10-11" calcext:value-type="date">
            <text:p>11 X 86</text:p>
          </table:table-cell>
          <table:table-cell table:style-name="ce10" office:value-type="float" office:value="35.5" calcext:value-type="float">
            <text:p>35,5</text:p>
          </table:table-cell>
          <table:table-cell table:style-name="ce11" office:value-type="float" office:value="13.3" calcext:value-type="float">
            <text:p>13,30 zł</text:p>
          </table:table-cell>
          <table:table-cell table:style-name="ce11" table:formula="of:=[.G17]*[.H17]" office:value-type="float" office:value="472.15" calcext:value-type="float">
            <text:p>472,15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4" office:value-type="string" calcext:value-type="string">
            <text:p>George</text:p>
          </table:table-cell>
          <table:table-cell table:style-name="ce4" office:value-type="string" calcext:value-type="string">
            <text:p>Gorski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5-05-07" calcext:value-type="date">
            <text:p>7 V 85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2" calcext:value-type="float">
            <text:p>22,00 zł</text:p>
          </table:table-cell>
          <table:table-cell table:style-name="ce11" table:formula="of:=[.G18]*[.H18]" office:value-type="float" office:value="880" calcext:value-type="float">
            <text:p>880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Hoffman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Pokazy</text:p>
          </table:table-cell>
          <table:table-cell table:style-name="ce7" office:value-type="date" office:date-value="1987-12-19" calcext:value-type="date">
            <text:p>19 XII 87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2" calcext:value-type="float">
            <text:p>22,00 zł</text:p>
          </table:table-cell>
          <table:table-cell table:style-name="ce11" table:formula="of:=[.G19]*[.H19]" office:value-type="float" office:value="880" calcext:value-type="float">
            <text:p>880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4" office:value-type="string" calcext:value-type="string">
            <text:p>Dean</text:p>
          </table:table-cell>
          <table:table-cell table:style-name="ce4" office:value-type="string" calcext:value-type="string">
            <text:p>Kramer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7-06-23" calcext:value-type="date">
            <text:p>23 VI 87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5" calcext:value-type="float">
            <text:p>15,00 zł</text:p>
          </table:table-cell>
          <table:table-cell table:style-name="ce11" table:formula="of:=[.G20]*[.H20]" office:value-type="float" office:value="600" calcext:value-type="float">
            <text:p>600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4" office:value-type="string" calcext:value-type="string">
            <text:p>Carol</text:p>
          </table:table-cell>
          <table:table-cell table:style-name="ce4" office:value-type="string" calcext:value-type="string">
            <text:p>Hill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6-07-21" calcext:value-type="date">
            <text:p>21 VII 86</text:p>
          </table:table-cell>
          <table:table-cell table:style-name="ce10" office:value-type="float" office:value="35.5" calcext:value-type="float">
            <text:p>35,5</text:p>
          </table:table-cell>
          <table:table-cell table:style-name="ce11" office:value-type="float" office:value="12.5" calcext:value-type="float">
            <text:p>12,50 zł</text:p>
          </table:table-cell>
          <table:table-cell table:style-name="ce11" table:formula="of:=[.G21]*[.H21]" office:value-type="float" office:value="443.75" calcext:value-type="float">
            <text:p>443,75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4" office:value-type="string" calcext:value-type="string">
            <text:p>Julia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4-02-17" calcext:value-type="date">
            <text:p>17 II 84</text:p>
          </table:table-cell>
          <table:table-cell table:style-name="ce10" office:value-type="float" office:value="25" calcext:value-type="float">
            <text:p>25,0</text:p>
          </table:table-cell>
          <table:table-cell table:style-name="ce11" office:value-type="float" office:value="8.52" calcext:value-type="float">
            <text:p>8,52 zł</text:p>
          </table:table-cell>
          <table:table-cell table:style-name="ce11" table:formula="of:=[.G22]*[.H22]" office:value-type="float" office:value="213" calcext:value-type="float">
            <text:p>213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4" office:value-type="string" calcext:value-type="string">
            <text:p>Jacqueline</text:p>
          </table:table-cell>
          <table:table-cell table:style-name="ce4" office:value-type="string" calcext:value-type="string">
            <text:p>Banks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Pokazy</text:p>
          </table:table-cell>
          <table:table-cell table:style-name="ce7" office:value-type="date" office:date-value="1984-02-02" calcext:value-type="date">
            <text:p>2 II 84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8.75" calcext:value-type="float">
            <text:p>8,75 zł</text:p>
          </table:table-cell>
          <table:table-cell table:style-name="ce11" table:formula="of:=[.G23]*[.H23]" office:value-type="float" office:value="350" calcext:value-type="float">
            <text:p>350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4" office:value-type="string" calcext:value-type="string">
            <text:p>Jeffrey</text:p>
          </table:table-cell>
          <table:table-cell table:style-name="ce4" office:value-type="string" calcext:value-type="string">
            <text:p>Strong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1-03-08" calcext:value-type="date">
            <text:p>8 III 81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9.5" calcext:value-type="float">
            <text:p>19,50 zł</text:p>
          </table:table-cell>
          <table:table-cell table:style-name="ce11" table:formula="of:=[.G24]*[.H24]" office:value-type="float" office:value="780" calcext:value-type="float">
            <text:p>780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4" office:value-type="string" calcext:value-type="string">
            <text:p>Jeri Lynn</text:p>
          </table:table-cell>
          <table:table-cell table:style-name="ce4" office:value-type="string" calcext:value-type="string">
            <text:p>MacFall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4-04-08" calcext:value-type="date">
            <text:p>8 IV 84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1.5" calcext:value-type="float">
            <text:p>21,50 zł</text:p>
          </table:table-cell>
          <table:table-cell table:style-name="ce11" table:formula="of:=[.G25]*[.H25]" office:value-type="float" office:value="860" calcext:value-type="float">
            <text:p>860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4" office:value-type="string" calcext:value-type="string">
            <text:p>Sung</text:p>
          </table:table-cell>
          <table:table-cell table:style-name="ce4" office:value-type="string" calcext:value-type="string">
            <text:p>Kim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9-11-15" calcext:value-type="date">
            <text:p>15 XI 89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5.5" calcext:value-type="float">
            <text:p>15,50 zł</text:p>
          </table:table-cell>
          <table:table-cell table:style-name="ce11" table:formula="of:=[.G26]*[.H26]" office:value-type="float" office:value="620" calcext:value-type="float">
            <text:p>620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4" office:value-type="string" calcext:value-type="string">
            <text:p>Theodore</text:p>
          </table:table-cell>
          <table:table-cell table:style-name="ce4" office:value-type="string" calcext:value-type="string">
            <text:p>Ness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91-08-04" calcext:value-type="date">
            <text:p>4 VIII 91</text:p>
          </table:table-cell>
          <table:table-cell table:style-name="ce10" office:value-type="float" office:value="32" calcext:value-type="float">
            <text:p>32,0</text:p>
          </table:table-cell>
          <table:table-cell table:style-name="ce11" office:value-type="float" office:value="5.5" calcext:value-type="float">
            <text:p>5,50 zł</text:p>
          </table:table-cell>
          <table:table-cell table:style-name="ce11" table:formula="of:=[.G27]*[.H27]" office:value-type="float" office:value="176" calcext:value-type="float">
            <text:p>176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4" office:value-type="string" calcext:value-type="string">
            <text:p>Brad</text:p>
          </table:table-cell>
          <table:table-cell table:style-name="ce4" office:value-type="string" calcext:value-type="string">
            <text:p>Hinkelman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5-11-08" calcext:value-type="date">
            <text:p>8 XI 85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9.5" calcext:value-type="float">
            <text:p>19,50 zł</text:p>
          </table:table-cell>
          <table:table-cell table:style-name="ce11" table:formula="of:=[.G28]*[.H28]" office:value-type="float" office:value="780" calcext:value-type="float">
            <text:p>780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4" office:value-type="string" calcext:value-type="string">
            <text:p>Robert</text:p>
          </table:table-cell>
          <table:table-cell table:style-name="ce4" office:value-type="string" calcext:value-type="string">
            <text:p>Cuffaro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3-09-18" calcext:value-type="date">
            <text:p>18 IX 83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2.6" calcext:value-type="float">
            <text:p>12,60 zł</text:p>
          </table:table-cell>
          <table:table-cell table:style-name="ce11" table:formula="of:=[.G29]*[.H29]" office:value-type="float" office:value="504" calcext:value-type="float">
            <text:p>504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4" office:value-type="string" calcext:value-type="string">
            <text:p>Donald</text:p>
          </table:table-cell>
          <table:table-cell table:style-name="ce4" office:value-type="string" calcext:value-type="string">
            <text:p>Reese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Pokazy</text:p>
          </table:table-cell>
          <table:table-cell table:style-name="ce7" office:value-type="date" office:date-value="1984-08-17" calcext:value-type="date">
            <text:p>17 VIII 84</text:p>
          </table:table-cell>
          <table:table-cell table:style-name="ce10" office:value-type="float" office:value="32" calcext:value-type="float">
            <text:p>32,0</text:p>
          </table:table-cell>
          <table:table-cell table:style-name="ce11" office:value-type="float" office:value="5.5" calcext:value-type="float">
            <text:p>5,50 zł</text:p>
          </table:table-cell>
          <table:table-cell table:style-name="ce11" table:formula="of:=[.G30]*[.H30]" office:value-type="float" office:value="176" calcext:value-type="float">
            <text:p>176,00 zł</text:p>
          </table:table-cell>
          <table:table-cell table:style-name="ce12"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4" office:value-type="string" calcext:value-type="string">
            <text:p>Joanne</text:p>
          </table:table-cell>
          <table:table-cell table:style-name="ce4" office:value-type="string" calcext:value-type="string">
            <text:p>Parker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4-08-23" calcext:value-type="date">
            <text:p>23 VIII 84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1.5" calcext:value-type="float">
            <text:p>21,50 zł</text:p>
          </table:table-cell>
          <table:table-cell table:style-name="ce11" table:formula="of:=[.G31]*[.H31]" office:value-type="float" office:value="860" calcext:value-type="float">
            <text:p>860,00 zł</text:p>
          </table:table-cell>
          <table:table-cell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4" office:value-type="string" calcext:value-type="string">
            <text:p>Susan</text:p>
          </table:table-cell>
          <table:table-cell table:style-name="ce4" office:value-type="string" calcext:value-type="string">
            <text:p>Drake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9-12-13" calcext:value-type="date">
            <text:p>13 XII 89</text:p>
          </table:table-cell>
          <table:table-cell table:style-name="ce10" office:value-type="float" office:value="25" calcext:value-type="float">
            <text:p>25,0</text:p>
          </table:table-cell>
          <table:table-cell table:style-name="ce11" office:value-type="float" office:value="8.52" calcext:value-type="float">
            <text:p>8,52 zł</text:p>
          </table:table-cell>
          <table:table-cell table:style-name="ce11" table:formula="of:=[.G32]*[.H32]" office:value-type="float" office:value="213" calcext:value-type="float">
            <text:p>213,00 zł</text:p>
          </table:table-cell>
          <table:table-cell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4" office:value-type="string" calcext:value-type="string">
            <text:p>James</text:p>
          </table:table-cell>
          <table:table-cell table:style-name="ce4" office:value-type="string" calcext:value-type="string">
            <text:p>Abel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91-02-05" calcext:value-type="date">
            <text:p>5 II 91</text:p>
          </table:table-cell>
          <table:table-cell table:style-name="ce10" office:value-type="float" office:value="35" calcext:value-type="float">
            <text:p>35,0</text:p>
          </table:table-cell>
          <table:table-cell table:style-name="ce11" office:value-type="float" office:value="12.1" calcext:value-type="float">
            <text:p>12,10 zł</text:p>
          </table:table-cell>
          <table:table-cell table:style-name="ce11" table:formula="of:=[.G33]*[.H33]" office:value-type="float" office:value="423.5" calcext:value-type="float">
            <text:p>423,50 zł</text:p>
          </table:table-cell>
          <table:table-cell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4" office:value-type="string" calcext:value-type="string">
            <text:p>Laura</text:p>
          </table:table-cell>
          <table:table-cell table:style-name="ce4" office:value-type="string" calcext:value-type="string">
            <text:p>Reagan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90-08-12" calcext:value-type="date">
            <text:p>12 VIII 90</text:p>
          </table:table-cell>
          <table:table-cell table:style-name="ce10" office:value-type="float" office:value="35" calcext:value-type="float">
            <text:p>35,0</text:p>
          </table:table-cell>
          <table:table-cell table:style-name="ce11" office:value-type="float" office:value="24" calcext:value-type="float">
            <text:p>24,00 zł</text:p>
          </table:table-cell>
          <table:table-cell table:style-name="ce11" table:formula="of:=[.G34]*[.H34]" office:value-type="float" office:value="840" calcext:value-type="float">
            <text:p>840,00 zł</text:p>
          </table:table-cell>
          <table:table-cell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4" office:value-type="string" calcext:value-type="string">
            <text:p>Brian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Pokazy</text:p>
          </table:table-cell>
          <table:table-cell table:style-name="ce7" office:value-type="date" office:date-value="1988-11-05" calcext:value-type="date">
            <text:p>5 XI 88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9.5" calcext:value-type="float">
            <text:p>19,50 zł</text:p>
          </table:table-cell>
          <table:table-cell table:style-name="ce11" table:formula="of:=[.G35]*[.H35]" office:value-type="float" office:value="780" calcext:value-type="float">
            <text:p>780,00 zł</text:p>
          </table:table-cell>
          <table:table-cell/>
          <table:table-cell table:style-name="ce15"/>
          <table:table-cell table:style-name="ce19"/>
          <table:table-cell table:style-name="ce21"/>
          <table:table-cell table:number-columns-repeated="1011"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4" office:value-type="string" calcext:value-type="string">
            <text:p>Mary</text:p>
          </table:table-cell>
          <table:table-cell table:style-name="ce4" office:value-type="string" calcext:value-type="string">
            <text:p>Barber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7-11-25" calcext:value-type="date">
            <text:p>25 XI 87</text:p>
          </table:table-cell>
          <table:table-cell table:style-name="ce10" office:value-type="float" office:value="35.5" calcext:value-type="float">
            <text:p>35,5</text:p>
          </table:table-cell>
          <table:table-cell table:style-name="ce11" office:value-type="float" office:value="12.5" calcext:value-type="float">
            <text:p>12,50 zł</text:p>
          </table:table-cell>
          <table:table-cell table:style-name="ce11" table:formula="of:=[.G36]*[.H36]" office:value-type="float" office:value="443.75" calcext:value-type="float">
            <text:p>443,75 zł</text:p>
          </table:table-cell>
          <table:table-cell/>
          <table:table-cell table:style-name="ce13"/>
          <table:table-cell table:style-name="ce17"/>
          <table:table-cell table:style-name="ce22"/>
          <table:table-cell table:number-columns-repeated="1011"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4" office:value-type="string" calcext:value-type="string">
            <text:p>Peter</text:p>
          </table:table-cell>
          <table:table-cell table:style-name="ce4" office:value-type="string" calcext:value-type="string">
            <text:p>Allen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6-05-31" calcext:value-type="date">
            <text:p>31 V 86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8.75" calcext:value-type="float">
            <text:p>8,75 zł</text:p>
          </table:table-cell>
          <table:table-cell table:style-name="ce11" table:formula="of:=[.G37]*[.H37]" office:value-type="float" office:value="350" calcext:value-type="float">
            <text:p>35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4" office:value-type="string" calcext:value-type="string">
            <text:p>Mary</text:p>
          </table:table-cell>
          <table:table-cell table:style-name="ce4" office:value-type="string" calcext:value-type="string">
            <text:p>Altman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7-09-09" calcext:value-type="date">
            <text:p>9 IX 87</text:p>
          </table:table-cell>
          <table:table-cell table:style-name="ce10" office:value-type="float" office:value="29.5" calcext:value-type="float">
            <text:p>29,5</text:p>
          </table:table-cell>
          <table:table-cell table:style-name="ce11" office:value-type="float" office:value="6.5" calcext:value-type="float">
            <text:p>6,50 zł</text:p>
          </table:table-cell>
          <table:table-cell table:style-name="ce11" table:formula="of:=[.G38]*[.H38]" office:value-type="float" office:value="191.75" calcext:value-type="float">
            <text:p>191,75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4" office:value-type="string" calcext:value-type="string">
            <text:p>Fred</text:p>
          </table:table-cell>
          <table:table-cell table:style-name="ce4" office:value-type="string" calcext:value-type="string">
            <text:p>Mallory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3-06-17" calcext:value-type="date">
            <text:p>17 VI 83</text:p>
          </table:table-cell>
          <table:table-cell table:style-name="ce10" office:value-type="float" office:value="38" calcext:value-type="float">
            <text:p>38,0</text:p>
          </table:table-cell>
          <table:table-cell table:style-name="ce11" office:value-type="float" office:value="15.5" calcext:value-type="float">
            <text:p>15,50 zł</text:p>
          </table:table-cell>
          <table:table-cell table:style-name="ce11" table:formula="of:=[.G39]*[.H39]" office:value-type="float" office:value="589" calcext:value-type="float">
            <text:p>589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4" office:value-type="string" calcext:value-type="string">
            <text:p>Molly</text:p>
          </table:table-cell>
          <table:table-cell table:style-name="ce4" office:value-type="string" calcext:value-type="string">
            <text:p>Steadman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9-08-15" calcext:value-type="date">
            <text:p>15 VIII 89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2" calcext:value-type="float">
            <text:p>22,00 zł</text:p>
          </table:table-cell>
          <table:table-cell table:style-name="ce11" table:formula="of:=[.G40]*[.H40]" office:value-type="float" office:value="880" calcext:value-type="float">
            <text:p>88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4" office:value-type="string" calcext:value-type="string">
            <text:p>Greg</text:p>
          </table:table-cell>
          <table:table-cell table:style-name="ce4" office:value-type="string" calcext:value-type="string">
            <text:p>Connors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7-11-04" calcext:value-type="date">
            <text:p>4 XI 87</text:p>
          </table:table-cell>
          <table:table-cell table:style-name="ce10" office:value-type="float" office:value="38" calcext:value-type="float">
            <text:p>38,0</text:p>
          </table:table-cell>
          <table:table-cell table:style-name="ce11" office:value-type="float" office:value="15.5" calcext:value-type="float">
            <text:p>15,50 zł</text:p>
          </table:table-cell>
          <table:table-cell table:style-name="ce11" table:formula="of:=[.G41]*[.H41]" office:value-type="float" office:value="589" calcext:value-type="float">
            <text:p>589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4" office:value-type="string" calcext:value-type="string">
            <text:p>Kathy</text:p>
          </table:table-cell>
          <table:table-cell table:style-name="ce4" office:value-type="string" calcext:value-type="string">
            <text:p>Mayron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6-05-19" calcext:value-type="date">
            <text:p>19 V 86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8.22" calcext:value-type="float">
            <text:p>8,22 zł</text:p>
          </table:table-cell>
          <table:table-cell table:style-name="ce11" table:formula="of:=[.G42]*[.H42]" office:value-type="float" office:value="328.8" calcext:value-type="float">
            <text:p>328,8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4" office:value-type="string" calcext:value-type="string">
            <text:p>Bill</text:p>
          </table:table-cell>
          <table:table-cell table:style-name="ce4" office:value-type="string" calcext:value-type="string">
            <text:p>Simpson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Pokazy</text:p>
          </table:table-cell>
          <table:table-cell table:style-name="ce7" office:value-type="date" office:date-value="1982-01-12" calcext:value-type="date">
            <text:p>12 I 82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9.5" calcext:value-type="float">
            <text:p>19,50 zł</text:p>
          </table:table-cell>
          <table:table-cell table:style-name="ce11" table:formula="of:=[.G43]*[.H43]" office:value-type="float" office:value="780" calcext:value-type="float">
            <text:p>78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Richardson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6-03-23" calcext:value-type="date">
            <text:p>23 III 86</text:p>
          </table:table-cell>
          <table:table-cell table:style-name="ce10" office:value-type="float" office:value="35" calcext:value-type="float">
            <text:p>35,0</text:p>
          </table:table-cell>
          <table:table-cell table:style-name="ce11" office:value-type="float" office:value="24" calcext:value-type="float">
            <text:p>24,00 zł</text:p>
          </table:table-cell>
          <table:table-cell table:style-name="ce11" table:formula="of:=[.G44]*[.H44]" office:value-type="float" office:value="840" calcext:value-type="float">
            <text:p>84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4" office:value-type="string" calcext:value-type="string">
            <text:p>Melanie</text:p>
          </table:table-cell>
          <table:table-cell table:style-name="ce4" office:value-type="string" calcext:value-type="string">
            <text:p>Bowers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6-12-05" calcext:value-type="date">
            <text:p>5 XII 86</text:p>
          </table:table-cell>
          <table:table-cell table:style-name="ce10" office:value-type="float" office:value="15.5" calcext:value-type="float">
            <text:p>15,5</text:p>
          </table:table-cell>
          <table:table-cell table:style-name="ce11" office:value-type="float" office:value="6.5" calcext:value-type="float">
            <text:p>6,50 zł</text:p>
          </table:table-cell>
          <table:table-cell table:style-name="ce11" table:formula="of:=[.G45]*[.H45]" office:value-type="float" office:value="100.75" calcext:value-type="float">
            <text:p>100,75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4" office:value-type="string" calcext:value-type="string">
            <text:p>Kyle</text:p>
          </table:table-cell>
          <table:table-cell table:style-name="ce4" office:value-type="string" calcext:value-type="string">
            <text:p>Earnhart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Pokazy</text:p>
          </table:table-cell>
          <table:table-cell table:style-name="ce7" office:value-type="date" office:date-value="1984-10-08" calcext:value-type="date">
            <text:p>8 X 84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2" calcext:value-type="float">
            <text:p>22,00 zł</text:p>
          </table:table-cell>
          <table:table-cell table:style-name="ce11" table:formula="of:=[.G46]*[.H46]" office:value-type="float" office:value="880" calcext:value-type="float">
            <text:p>88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4" office:value-type="string" calcext:value-type="string">
            <text:p>Lance</text:p>
          </table:table-cell>
          <table:table-cell table:style-name="ce4" office:value-type="string" calcext:value-type="string">
            <text:p>Davies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8-12-30" calcext:value-type="date">
            <text:p>30 XII 88</text:p>
          </table:table-cell>
          <table:table-cell table:style-name="ce10" office:value-type="float" office:value="32" calcext:value-type="float">
            <text:p>32,0</text:p>
          </table:table-cell>
          <table:table-cell table:style-name="ce11" office:value-type="float" office:value="5.5" calcext:value-type="float">
            <text:p>5,50 zł</text:p>
          </table:table-cell>
          <table:table-cell table:style-name="ce11" table:formula="of:=[.G47]*[.H47]" office:value-type="float" office:value="176" calcext:value-type="float">
            <text:p>176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4" office:value-type="string" calcext:value-type="string">
            <text:p>Anne</text:p>
          </table:table-cell>
          <table:table-cell table:style-name="ce4" office:value-type="string" calcext:value-type="string">
            <text:p>Davidson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6-04-06" calcext:value-type="date">
            <text:p>6 IV 86</text:p>
          </table:table-cell>
          <table:table-cell table:style-name="ce10" office:value-type="float" office:value="25" calcext:value-type="float">
            <text:p>25,0</text:p>
          </table:table-cell>
          <table:table-cell table:style-name="ce11" office:value-type="float" office:value="8.52" calcext:value-type="float">
            <text:p>8,52 zł</text:p>
          </table:table-cell>
          <table:table-cell table:style-name="ce11" table:formula="of:=[.G48]*[.H48]" office:value-type="float" office:value="213" calcext:value-type="float">
            <text:p>213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Briscoll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7-05-26" calcext:value-type="date">
            <text:p>26 V 87</text:p>
          </table:table-cell>
          <table:table-cell table:style-name="ce10" office:value-type="float" office:value="38" calcext:value-type="float">
            <text:p>38,0</text:p>
          </table:table-cell>
          <table:table-cell table:style-name="ce11" office:value-type="float" office:value="15.5" calcext:value-type="float">
            <text:p>15,50 zł</text:p>
          </table:table-cell>
          <table:table-cell table:style-name="ce11" table:formula="of:=[.G49]*[.H49]" office:value-type="float" office:value="589" calcext:value-type="float">
            <text:p>589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4" office:value-type="string" calcext:value-type="string">
            <text:p>George</text:p>
          </table:table-cell>
          <table:table-cell table:style-name="ce4" office:value-type="string" calcext:value-type="string">
            <text:p>Feldsott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7-12-03" calcext:value-type="date">
            <text:p>3 XII 87</text:p>
          </table:table-cell>
          <table:table-cell table:style-name="ce10" office:value-type="float" office:value="35.5" calcext:value-type="float">
            <text:p>35,5</text:p>
          </table:table-cell>
          <table:table-cell table:style-name="ce11" office:value-type="float" office:value="12.5" calcext:value-type="float">
            <text:p>12,50 zł</text:p>
          </table:table-cell>
          <table:table-cell table:style-name="ce11" table:formula="of:=[.G50]*[.H50]" office:value-type="float" office:value="443.75" calcext:value-type="float">
            <text:p>443,75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4" office:value-type="string" calcext:value-type="string">
            <text:p>Steve</text:p>
          </table:table-cell>
          <table:table-cell table:style-name="ce4" office:value-type="string" calcext:value-type="string">
            <text:p>Singer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Pokazy</text:p>
          </table:table-cell>
          <table:table-cell table:style-name="ce7" office:value-type="date" office:date-value="1986-10-05" calcext:value-type="date">
            <text:p>5 X 86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1.5" calcext:value-type="float">
            <text:p>21,50 zł</text:p>
          </table:table-cell>
          <table:table-cell table:style-name="ce11" table:formula="of:=[.G51]*[.H51]" office:value-type="float" office:value="860" calcext:value-type="float">
            <text:p>86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4" office:value-type="string" calcext:value-type="string">
            <text:p>Carol</text:p>
          </table:table-cell>
          <table:table-cell table:style-name="ce4" office:value-type="string" calcext:value-type="string">
            <text:p>Tucker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4-04-12" calcext:value-type="date">
            <text:p>12 IV 84</text:p>
          </table:table-cell>
          <table:table-cell table:style-name="ce10" office:value-type="float" office:value="38" calcext:value-type="float">
            <text:p>38,0</text:p>
          </table:table-cell>
          <table:table-cell table:style-name="ce11" office:value-type="float" office:value="15.5" calcext:value-type="float">
            <text:p>15,50 zł</text:p>
          </table:table-cell>
          <table:table-cell table:style-name="ce11" table:formula="of:=[.G52]*[.H52]" office:value-type="float" office:value="589" calcext:value-type="float">
            <text:p>589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4" office:value-type="string" calcext:value-type="string">
            <text:p>Henry</text:p>
          </table:table-cell>
          <table:table-cell table:style-name="ce4" office:value-type="string" calcext:value-type="string">
            <text:p>Paterson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7-10-28" calcext:value-type="date">
            <text:p>28 X 87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1.5" calcext:value-type="float">
            <text:p>21,50 zł</text:p>
          </table:table-cell>
          <table:table-cell table:style-name="ce11" table:formula="of:=[.G53]*[.H53]" office:value-type="float" office:value="860" calcext:value-type="float">
            <text:p>86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4" office:value-type="string" calcext:value-type="string">
            <text:p>Brooks</text:p>
          </table:table-cell>
          <table:table-cell table:style-name="ce4" office:value-type="string" calcext:value-type="string">
            <text:p>Hillen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6-01-15" calcext:value-type="date">
            <text:p>15 I 86</text:p>
          </table:table-cell>
          <table:table-cell table:style-name="ce10" office:value-type="float" office:value="35" calcext:value-type="float">
            <text:p>35,0</text:p>
          </table:table-cell>
          <table:table-cell table:style-name="ce11" office:value-type="float" office:value="24" calcext:value-type="float">
            <text:p>24,00 zł</text:p>
          </table:table-cell>
          <table:table-cell table:style-name="ce11" table:formula="of:=[.G54]*[.H54]" office:value-type="float" office:value="840" calcext:value-type="float">
            <text:p>84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4" office:value-type="string" calcext:value-type="string">
            <text:p>Dominick</text:p>
          </table:table-cell>
          <table:table-cell table:style-name="ce4" office:value-type="string" calcext:value-type="string">
            <text:p>Mazza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6-10-10" calcext:value-type="date">
            <text:p>10 X 86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1.5" calcext:value-type="float">
            <text:p>21,50 zł</text:p>
          </table:table-cell>
          <table:table-cell table:style-name="ce11" table:formula="of:=[.G55]*[.H55]" office:value-type="float" office:value="860" calcext:value-type="float">
            <text:p>86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4" office:value-type="string" calcext:value-type="string">
            <text:p>Jennifer</text:p>
          </table:table-cell>
          <table:table-cell table:style-name="ce4" office:value-type="string" calcext:value-type="string">
            <text:p>Snyder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8-06-07" calcext:value-type="date">
            <text:p>7 VI 88</text:p>
          </table:table-cell>
          <table:table-cell table:style-name="ce10" office:value-type="float" office:value="25" calcext:value-type="float">
            <text:p>25,0</text:p>
          </table:table-cell>
          <table:table-cell table:style-name="ce11" office:value-type="float" office:value="8.52" calcext:value-type="float">
            <text:p>8,52 zł</text:p>
          </table:table-cell>
          <table:table-cell table:style-name="ce11" table:formula="of:=[.G56]*[.H56]" office:value-type="float" office:value="213" calcext:value-type="float">
            <text:p>213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4" office:value-type="string" calcext:value-type="string">
            <text:p>Joshua</text:p>
          </table:table-cell>
          <table:table-cell table:style-name="ce4" office:value-type="string" calcext:value-type="string">
            <text:p>Maccaluso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91-01-23" calcext:value-type="date">
            <text:p>23 I 91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1.5" calcext:value-type="float">
            <text:p>21,50 zł</text:p>
          </table:table-cell>
          <table:table-cell table:style-name="ce11" table:formula="of:=[.G57]*[.H57]" office:value-type="float" office:value="860" calcext:value-type="float">
            <text:p>86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4" office:value-type="string" calcext:value-type="string">
            <text:p>Bill</text:p>
          </table:table-cell>
          <table:table-cell table:style-name="ce4" office:value-type="string" calcext:value-type="string">
            <text:p>Wheeler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1-08-14" calcext:value-type="date">
            <text:p>14 VIII 81</text:p>
          </table:table-cell>
          <table:table-cell table:style-name="ce10" office:value-type="float" office:value="38" calcext:value-type="float">
            <text:p>38,0</text:p>
          </table:table-cell>
          <table:table-cell table:style-name="ce11" office:value-type="float" office:value="15.5" calcext:value-type="float">
            <text:p>15,50 zł</text:p>
          </table:table-cell>
          <table:table-cell table:style-name="ce11" table:formula="of:=[.G58]*[.H58]" office:value-type="float" office:value="589" calcext:value-type="float">
            <text:p>589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4" office:value-type="string" calcext:value-type="string">
            <text:p>Todd</text:p>
          </table:table-cell>
          <table:table-cell table:style-name="ce4" office:value-type="string" calcext:value-type="string">
            <text:p>Masters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Pokazy</text:p>
          </table:table-cell>
          <table:table-cell table:style-name="ce7" office:value-type="date" office:date-value="1989-11-23" calcext:value-type="date">
            <text:p>23 XI 89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2.6" calcext:value-type="float">
            <text:p>12,60 zł</text:p>
          </table:table-cell>
          <table:table-cell table:style-name="ce11" table:formula="of:=[.G59]*[.H59]" office:value-type="float" office:value="504" calcext:value-type="float">
            <text:p>504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4" office:value-type="string" calcext:value-type="string">
            <text:p>Karina</text:p>
          </table:table-cell>
          <table:table-cell table:style-name="ce4" office:value-type="string" calcext:value-type="string">
            <text:p>Abel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7-01-12" calcext:value-type="date">
            <text:p>12 I 87</text:p>
          </table:table-cell>
          <table:table-cell table:style-name="ce10" office:value-type="float" office:value="42" calcext:value-type="float">
            <text:p>42,0</text:p>
          </table:table-cell>
          <table:table-cell table:style-name="ce11" office:value-type="float" office:value="16.75" calcext:value-type="float">
            <text:p>16,75 zł</text:p>
          </table:table-cell>
          <table:table-cell table:style-name="ce11" table:formula="of:=[.G60]*[.H60]" office:value-type="float" office:value="703.5" calcext:value-type="float">
            <text:p>703,5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4" office:value-type="string" calcext:value-type="string">
            <text:p>Edward</text:p>
          </table:table-cell>
          <table:table-cell table:style-name="ce4" office:value-type="string" calcext:value-type="string">
            <text:p>Trelly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6-06-17" calcext:value-type="date">
            <text:p>17 VI 86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8.75" calcext:value-type="float">
            <text:p>8,75 zł</text:p>
          </table:table-cell>
          <table:table-cell table:style-name="ce11" table:formula="of:=[.G61]*[.H61]" office:value-type="float" office:value="350" calcext:value-type="float">
            <text:p>35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4" office:value-type="string" calcext:value-type="string">
            <text:p>Christina</text:p>
          </table:table-cell>
          <table:table-cell table:style-name="ce4" office:value-type="string" calcext:value-type="string">
            <text:p>Lillie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7-05-29" calcext:value-type="date">
            <text:p>29 V 87</text:p>
          </table:table-cell>
          <table:table-cell table:style-name="ce10" office:value-type="float" office:value="25" calcext:value-type="float">
            <text:p>25,0</text:p>
          </table:table-cell>
          <table:table-cell table:style-name="ce11" office:value-type="float" office:value="8.52" calcext:value-type="float">
            <text:p>8,52 zł</text:p>
          </table:table-cell>
          <table:table-cell table:style-name="ce11" table:formula="of:=[.G62]*[.H62]" office:value-type="float" office:value="213" calcext:value-type="float">
            <text:p>213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Lewis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9-04-27" calcext:value-type="date">
            <text:p>27 IV 89</text:p>
          </table:table-cell>
          <table:table-cell table:style-name="ce10" office:value-type="float" office:value="15.5" calcext:value-type="float">
            <text:p>15,5</text:p>
          </table:table-cell>
          <table:table-cell table:style-name="ce11" office:value-type="float" office:value="6.5" calcext:value-type="float">
            <text:p>6,50 zł</text:p>
          </table:table-cell>
          <table:table-cell table:style-name="ce11" table:formula="of:=[.G63]*[.H63]" office:value-type="float" office:value="100.75" calcext:value-type="float">
            <text:p>100,75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4" office:value-type="string" calcext:value-type="string">
            <text:p>Jerry</text:p>
          </table:table-cell>
          <table:table-cell table:style-name="ce4" office:value-type="string" calcext:value-type="string">
            <text:p>McDonald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2-07-07" calcext:value-type="date">
            <text:p>7 VII 82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5.5" calcext:value-type="float">
            <text:p>15,50 zł</text:p>
          </table:table-cell>
          <table:table-cell table:style-name="ce11" table:formula="of:=[.G64]*[.H64]" office:value-type="float" office:value="620" calcext:value-type="float">
            <text:p>62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4" office:value-type="string" calcext:value-type="string">
            <text:p>Lynne</text:p>
          </table:table-cell>
          <table:table-cell table:style-name="ce4" office:value-type="string" calcext:value-type="string">
            <text:p>Simmons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8-11-23" calcext:value-type="date">
            <text:p>23 XI 88</text:p>
          </table:table-cell>
          <table:table-cell table:style-name="ce10" office:value-type="float" office:value="35" calcext:value-type="float">
            <text:p>35,0</text:p>
          </table:table-cell>
          <table:table-cell table:style-name="ce11" office:value-type="float" office:value="12.1" calcext:value-type="float">
            <text:p>12,10 zł</text:p>
          </table:table-cell>
          <table:table-cell table:style-name="ce11" table:formula="of:=[.G65]*[.H65]" office:value-type="float" office:value="423.5" calcext:value-type="float">
            <text:p>423,5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4" office:value-type="string" calcext:value-type="string">
            <text:p>Lindsey</text:p>
          </table:table-cell>
          <table:table-cell table:style-name="ce4" office:value-type="string" calcext:value-type="string">
            <text:p>Winger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6-02-01" calcext:value-type="date">
            <text:p>1 II 86</text:p>
          </table:table-cell>
          <table:table-cell table:style-name="ce10" office:value-type="float" office:value="35" calcext:value-type="float">
            <text:p>35,0</text:p>
          </table:table-cell>
          <table:table-cell table:style-name="ce11" office:value-type="float" office:value="24" calcext:value-type="float">
            <text:p>24,00 zł</text:p>
          </table:table-cell>
          <table:table-cell table:style-name="ce11" table:formula="of:=[.G66]*[.H66]" office:value-type="float" office:value="840" calcext:value-type="float">
            <text:p>84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4" office:value-type="string" calcext:value-type="string">
            <text:p>Chris</text:p>
          </table:table-cell>
          <table:table-cell table:style-name="ce4" office:value-type="string" calcext:value-type="string">
            <text:p>Reed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4-03-27" calcext:value-type="date">
            <text:p>27 III 84</text:p>
          </table:table-cell>
          <table:table-cell table:style-name="ce10" office:value-type="float" office:value="35.5" calcext:value-type="float">
            <text:p>35,5</text:p>
          </table:table-cell>
          <table:table-cell table:style-name="ce11" office:value-type="float" office:value="13.3" calcext:value-type="float">
            <text:p>13,30 zł</text:p>
          </table:table-cell>
          <table:table-cell table:style-name="ce11" table:formula="of:=[.G67]*[.H67]" office:value-type="float" office:value="472.15" calcext:value-type="float">
            <text:p>472,15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4" office:value-type="string" calcext:value-type="string">
            <text:p>Paula</text:p>
          </table:table-cell>
          <table:table-cell table:style-name="ce4" office:value-type="string" calcext:value-type="string">
            <text:p>Robinson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7-12-07" calcext:value-type="date">
            <text:p>7 XII 87</text:p>
          </table:table-cell>
          <table:table-cell table:style-name="ce10" office:value-type="float" office:value="29.5" calcext:value-type="float">
            <text:p>29,5</text:p>
          </table:table-cell>
          <table:table-cell table:style-name="ce11" office:value-type="float" office:value="6.5" calcext:value-type="float">
            <text:p>6,50 zł</text:p>
          </table:table-cell>
          <table:table-cell table:style-name="ce11" table:formula="of:=[.G68]*[.H68]" office:value-type="float" office:value="191.75" calcext:value-type="float">
            <text:p>191,75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Abel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9-10-14" calcext:value-type="date">
            <text:p>14 X 89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5.5" calcext:value-type="float">
            <text:p>15,50 zł</text:p>
          </table:table-cell>
          <table:table-cell table:style-name="ce11" table:formula="of:=[.G69]*[.H69]" office:value-type="float" office:value="620" calcext:value-type="float">
            <text:p>62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4" office:value-type="string" calcext:value-type="string">
            <text:p>Shirley</text:p>
          </table:table-cell>
          <table:table-cell table:style-name="ce4" office:value-type="string" calcext:value-type="string">
            <text:p>Dandrow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91-03-14" calcext:value-type="date">
            <text:p>14 III 91</text:p>
          </table:table-cell>
          <table:table-cell table:style-name="ce10" office:value-type="float" office:value="35" calcext:value-type="float">
            <text:p>35,0</text:p>
          </table:table-cell>
          <table:table-cell table:style-name="ce11" office:value-type="float" office:value="12.1" calcext:value-type="float">
            <text:p>12,10 zł</text:p>
          </table:table-cell>
          <table:table-cell table:style-name="ce11" table:formula="of:=[.G70]*[.H70]" office:value-type="float" office:value="423.5" calcext:value-type="float">
            <text:p>423,5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4" office:value-type="string" calcext:value-type="string">
            <text:p>Kim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Pokazy</text:p>
          </table:table-cell>
          <table:table-cell table:style-name="ce7" office:value-type="date" office:date-value="1989-11-27" calcext:value-type="date">
            <text:p>27 XI 89</text:p>
          </table:table-cell>
          <table:table-cell table:style-name="ce10" office:value-type="float" office:value="42" calcext:value-type="float">
            <text:p>42,0</text:p>
          </table:table-cell>
          <table:table-cell table:style-name="ce11" office:value-type="float" office:value="24" calcext:value-type="float">
            <text:p>24,00 zł</text:p>
          </table:table-cell>
          <table:table-cell table:style-name="ce11" table:formula="of:=[.G71]*[.H71]" office:value-type="float" office:value="1008" calcext:value-type="float">
            <text:p>1 008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4" office:value-type="string" calcext:value-type="string">
            <text:p>Maria</text:p>
          </table:table-cell>
          <table:table-cell table:style-name="ce4" office:value-type="string" calcext:value-type="string">
            <text:p>Switzer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91-06-03" calcext:value-type="date">
            <text:p>3 VI 91</text:p>
          </table:table-cell>
          <table:table-cell table:style-name="ce10" office:value-type="float" office:value="29.5" calcext:value-type="float">
            <text:p>29,5</text:p>
          </table:table-cell>
          <table:table-cell table:style-name="ce11" office:value-type="float" office:value="13.3" calcext:value-type="float">
            <text:p>13,30 zł</text:p>
          </table:table-cell>
          <table:table-cell table:style-name="ce11" table:formula="of:=[.G72]*[.H72]" office:value-type="float" office:value="392.35" calcext:value-type="float">
            <text:p>392,35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4" office:value-type="string" calcext:value-type="string">
            <text:p>John</text:p>
          </table:table-cell>
          <table:table-cell table:style-name="ce4" office:value-type="string" calcext:value-type="string">
            <text:p>Jacobs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6-10-04" calcext:value-type="date">
            <text:p>4 X 86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6.5" calcext:value-type="float">
            <text:p>6,50 zł</text:p>
          </table:table-cell>
          <table:table-cell table:style-name="ce11" table:formula="of:=[.G73]*[.H73]" office:value-type="float" office:value="260" calcext:value-type="float">
            <text:p>26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4" office:value-type="string" calcext:value-type="string">
            <text:p>Bradley</text:p>
          </table:table-cell>
          <table:table-cell table:style-name="ce4" office:value-type="string" calcext:value-type="string">
            <text:p>Howard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4-02-14" calcext:value-type="date">
            <text:p>14 II 84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7.22" calcext:value-type="float">
            <text:p>7,22 zł</text:p>
          </table:table-cell>
          <table:table-cell table:style-name="ce11" table:formula="of:=[.G74]*[.H74]" office:value-type="float" office:value="288.8" calcext:value-type="float">
            <text:p>288,8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4" office:value-type="string" calcext:value-type="string">
            <text:p>Frieda</text:p>
          </table:table-cell>
          <table:table-cell table:style-name="ce4" office:value-type="string" calcext:value-type="string">
            <text:p>Binga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2-02-17" calcext:value-type="date">
            <text:p>17 II 82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2.1" calcext:value-type="float">
            <text:p>12,10 zł</text:p>
          </table:table-cell>
          <table:table-cell table:style-name="ce11" table:formula="of:=[.G75]*[.H75]" office:value-type="float" office:value="484" calcext:value-type="float">
            <text:p>484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4" office:value-type="string" calcext:value-type="string">
            <text:p>Holly</text:p>
          </table:table-cell>
          <table:table-cell table:style-name="ce4" office:value-type="string" calcext:value-type="string">
            <text:p>Taylor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4-08-17" calcext:value-type="date">
            <text:p>17 VIII 84</text:p>
          </table:table-cell>
          <table:table-cell table:style-name="ce10" office:value-type="float" office:value="29.5" calcext:value-type="float">
            <text:p>29,5</text:p>
          </table:table-cell>
          <table:table-cell table:style-name="ce11" office:value-type="float" office:value="16.75" calcext:value-type="float">
            <text:p>16,75 zł</text:p>
          </table:table-cell>
          <table:table-cell table:style-name="ce11" table:formula="of:=[.G76]*[.H76]" office:value-type="float" office:value="494.125" calcext:value-type="float">
            <text:p>494,13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4" office:value-type="string" calcext:value-type="string">
            <text:p>Tim</text:p>
          </table:table-cell>
          <table:table-cell table:style-name="ce4" office:value-type="string" calcext:value-type="string">
            <text:p>Barthoff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9-10-27" calcext:value-type="date">
            <text:p>27 X 89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6.5" calcext:value-type="float">
            <text:p>6,50 zł</text:p>
          </table:table-cell>
          <table:table-cell table:style-name="ce11" table:formula="of:=[.G77]*[.H77]" office:value-type="float" office:value="260" calcext:value-type="float">
            <text:p>26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4" office:value-type="string" calcext:value-type="string">
            <text:p>Esther</text:p>
          </table:table-cell>
          <table:table-cell table:style-name="ce4" office:value-type="string" calcext:value-type="string">
            <text:p>Williams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6-12-13" calcext:value-type="date">
            <text:p>13 XII 86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9.5" calcext:value-type="float">
            <text:p>19,50 zł</text:p>
          </table:table-cell>
          <table:table-cell table:style-name="ce11" table:formula="of:=[.G78]*[.H78]" office:value-type="float" office:value="780" calcext:value-type="float">
            <text:p>78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4" office:value-type="string" calcext:value-type="string">
            <text:p>Theresa</text:p>
          </table:table-cell>
          <table:table-cell table:style-name="ce4" office:value-type="string" calcext:value-type="string">
            <text:p>Miller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Pokazy</text:p>
          </table:table-cell>
          <table:table-cell table:style-name="ce7" office:value-type="date" office:date-value="1991-03-04" calcext:value-type="date">
            <text:p>4 III 91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22" calcext:value-type="float">
            <text:p>22,00 zł</text:p>
          </table:table-cell>
          <table:table-cell table:style-name="ce11" table:formula="of:=[.G79]*[.H79]" office:value-type="float" office:value="880" calcext:value-type="float">
            <text:p>88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4" office:value-type="string" calcext:value-type="string">
            <text:p>Marianne</text:p>
          </table:table-cell>
          <table:table-cell table:style-name="ce4" office:value-type="string" calcext:value-type="string">
            <text:p>Calvin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Pokazy</text:p>
          </table:table-cell>
          <table:table-cell table:style-name="ce7" office:value-type="date" office:date-value="1985-07-23" calcext:value-type="date">
            <text:p>23 VII 85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5" calcext:value-type="float">
            <text:p>15,00 zł</text:p>
          </table:table-cell>
          <table:table-cell table:style-name="ce11" table:formula="of:=[.G80]*[.H80]" office:value-type="float" office:value="600" calcext:value-type="float">
            <text:p>60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4" office:value-type="string" calcext:value-type="string">
            <text:p>Sue</text:p>
          </table:table-cell>
          <table:table-cell table:style-name="ce4" office:value-type="string" calcext:value-type="string">
            <text:p>Petty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4-11-30" calcext:value-type="date">
            <text:p>30 XI 84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6.5" calcext:value-type="float">
            <text:p>6,50 zł</text:p>
          </table:table-cell>
          <table:table-cell table:style-name="ce11" table:formula="of:=[.G81]*[.H81]" office:value-type="float" office:value="260" calcext:value-type="float">
            <text:p>26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4" office:value-type="string" calcext:value-type="string">
            <text:p>Grace</text:p>
          </table:table-cell>
          <table:table-cell table:style-name="ce4" office:value-type="string" calcext:value-type="string">
            <text:p>Sloan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Pokazy</text:p>
          </table:table-cell>
          <table:table-cell table:style-name="ce7" office:value-type="date" office:date-value="1984-11-02" calcext:value-type="date">
            <text:p>2 XI 84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5.5" calcext:value-type="float">
            <text:p>15,50 zł</text:p>
          </table:table-cell>
          <table:table-cell table:style-name="ce11" table:formula="of:=[.G82]*[.H82]" office:value-type="float" office:value="620" calcext:value-type="float">
            <text:p>62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Gibbs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9-01-23" calcext:value-type="date">
            <text:p>23 I 89</text:p>
          </table:table-cell>
          <table:table-cell table:style-name="ce10" office:value-type="float" office:value="29.5" calcext:value-type="float">
            <text:p>29,5</text:p>
          </table:table-cell>
          <table:table-cell table:style-name="ce11" office:value-type="float" office:value="15" calcext:value-type="float">
            <text:p>15,00 zł</text:p>
          </table:table-cell>
          <table:table-cell table:style-name="ce11" table:formula="of:=[.G83]*[.H83]" office:value-type="float" office:value="442.5" calcext:value-type="float">
            <text:p>442,5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4" office:value-type="string" calcext:value-type="string">
            <text:p>Lorrie</text:p>
          </table:table-cell>
          <table:table-cell table:style-name="ce4" office:value-type="string" calcext:value-type="string">
            <text:p>Sullivan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1-03-03" calcext:value-type="date">
            <text:p>3 III 81</text:p>
          </table:table-cell>
          <table:table-cell table:style-name="ce10" office:value-type="float" office:value="15.5" calcext:value-type="float">
            <text:p>15,5</text:p>
          </table:table-cell>
          <table:table-cell table:style-name="ce11" office:value-type="float" office:value="12.6" calcext:value-type="float">
            <text:p>12,60 zł</text:p>
          </table:table-cell>
          <table:table-cell table:style-name="ce11" table:formula="of:=[.G84]*[.H84]" office:value-type="float" office:value="195.3" calcext:value-type="float">
            <text:p>195,3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table:style-name="ce4" office:value-type="string" calcext:value-type="string">
            <text:p>Ted</text:p>
          </table:table-cell>
          <table:table-cell table:style-name="ce4" office:value-type="string" calcext:value-type="string">
            <text:p>Hayes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6-12-07" calcext:value-type="date">
            <text:p>7 XII 86</text:p>
          </table:table-cell>
          <table:table-cell table:style-name="ce10" office:value-type="float" office:value="32" calcext:value-type="float">
            <text:p>32,0</text:p>
          </table:table-cell>
          <table:table-cell table:style-name="ce11" office:value-type="float" office:value="8.75" calcext:value-type="float">
            <text:p>8,75 zł</text:p>
          </table:table-cell>
          <table:table-cell table:style-name="ce11" table:formula="of:=[.G85]*[.H85]" office:value-type="float" office:value="280" calcext:value-type="float">
            <text:p>28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4" office:value-type="string" calcext:value-type="string">
            <text:p>Helen</text:p>
          </table:table-cell>
          <table:table-cell table:style-name="ce4" office:value-type="string" calcext:value-type="string">
            <text:p>Stewart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90-05-03" calcext:value-type="date">
            <text:p>3 V 90</text:p>
          </table:table-cell>
          <table:table-cell table:style-name="ce10" office:value-type="float" office:value="42" calcext:value-type="float">
            <text:p>42,0</text:p>
          </table:table-cell>
          <table:table-cell table:style-name="ce11" office:value-type="float" office:value="15.5" calcext:value-type="float">
            <text:p>15,50 zł</text:p>
          </table:table-cell>
          <table:table-cell table:style-name="ce11" table:formula="of:=[.G86]*[.H86]" office:value-type="float" office:value="651" calcext:value-type="float">
            <text:p>651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4" office:value-type="string" calcext:value-type="string">
            <text:p>Katie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Kanada</text:p>
          </table:table-cell>
          <table:table-cell table:style-name="ce4" office:value-type="string" calcext:value-type="string">
            <text:p>Pokazy</text:p>
          </table:table-cell>
          <table:table-cell table:style-name="ce7" office:value-type="date" office:date-value="1986-10-05" calcext:value-type="date">
            <text:p>5 X 86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5" calcext:value-type="float">
            <text:p>15,00 zł</text:p>
          </table:table-cell>
          <table:table-cell table:style-name="ce11" table:formula="of:=[.G87]*[.H87]" office:value-type="float" office:value="600" calcext:value-type="float">
            <text:p>60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4" office:value-type="string" calcext:value-type="string">
            <text:p>Jane</text:p>
          </table:table-cell>
          <table:table-cell table:style-name="ce4" office:value-type="string" calcext:value-type="string">
            <text:p>Winters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9-11-07" calcext:value-type="date">
            <text:p>7 XI 89</text:p>
          </table:table-cell>
          <table:table-cell table:style-name="ce10" office:value-type="float" office:value="35" calcext:value-type="float">
            <text:p>35,0</text:p>
          </table:table-cell>
          <table:table-cell table:style-name="ce11" office:value-type="float" office:value="12.6" calcext:value-type="float">
            <text:p>12,60 zł</text:p>
          </table:table-cell>
          <table:table-cell table:style-name="ce11" table:formula="of:=[.G88]*[.H88]" office:value-type="float" office:value="441" calcext:value-type="float">
            <text:p>441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79-04-19" calcext:value-type="date">
            <text:p>19 IV 79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6.5" calcext:value-type="float">
            <text:p>6,50 zł</text:p>
          </table:table-cell>
          <table:table-cell table:style-name="ce11" table:formula="of:=[.G89]*[.H89]" office:value-type="float" office:value="260" calcext:value-type="float">
            <text:p>26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4" office:value-type="string" calcext:value-type="string">
            <text:p>Geoff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Wlk Brytani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87-07-01" calcext:value-type="date">
            <text:p>1 VII 87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6.5" calcext:value-type="float">
            <text:p>6,50 zł</text:p>
          </table:table-cell>
          <table:table-cell table:style-name="ce11" table:formula="of:=[.G90]*[.H90]" office:value-type="float" office:value="260" calcext:value-type="float">
            <text:p>26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4" office:value-type="string" calcext:value-type="string">
            <text:p>Alice</text:p>
          </table:table-cell>
          <table:table-cell table:style-name="ce4" office:value-type="string" calcext:value-type="string">
            <text:p>Owens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87-03-02" calcext:value-type="date">
            <text:p>2 III 87</text:p>
          </table:table-cell>
          <table:table-cell table:style-name="ce10" office:value-type="float" office:value="15.5" calcext:value-type="float">
            <text:p>15,5</text:p>
          </table:table-cell>
          <table:table-cell table:style-name="ce11" office:value-type="float" office:value="5.5" calcext:value-type="float">
            <text:p>5,50 zł</text:p>
          </table:table-cell>
          <table:table-cell table:style-name="ce11" table:formula="of:=[.G91]*[.H91]" office:value-type="float" office:value="85.25" calcext:value-type="float">
            <text:p>85,25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4" office:value-type="string" calcext:value-type="string">
            <text:p>Greg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Dziecinne</text:p>
          </table:table-cell>
          <table:table-cell table:style-name="ce7" office:value-type="date" office:date-value="1987-12-24" calcext:value-type="date">
            <text:p>24 XII 87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6.75" calcext:value-type="float">
            <text:p>16,75 zł</text:p>
          </table:table-cell>
          <table:table-cell table:style-name="ce11" table:formula="of:=[.G92]*[.H92]" office:value-type="float" office:value="670" calcext:value-type="float">
            <text:p>670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4" office:value-type="string" calcext:value-type="string">
            <text:p>Sam</text:p>
          </table:table-cell>
          <table:table-cell table:style-name="ce4" office:value-type="string" calcext:value-type="string">
            <text:p>Whitney</text:p>
          </table:table-cell>
          <table:table-cell table:style-name="ce4" office:value-type="string" calcext:value-type="string">
            <text:p>Niemcy</text:p>
          </table:table-cell>
          <table:table-cell table:style-name="ce4" office:value-type="string" calcext:value-type="string">
            <text:p>Pokazy</text:p>
          </table:table-cell>
          <table:table-cell table:style-name="ce7" office:value-type="date" office:date-value="1983-11-28" calcext:value-type="date">
            <text:p>28 XI 83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7.22" calcext:value-type="float">
            <text:p>7,22 zł</text:p>
          </table:table-cell>
          <table:table-cell table:style-name="ce11" table:formula="of:=[.G93]*[.H93]" office:value-type="float" office:value="288.8" calcext:value-type="float">
            <text:p>288,8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4" office:value-type="string" calcext:value-type="string">
            <text:p>Erin</text:p>
          </table:table-cell>
          <table:table-cell table:style-name="ce4" office:value-type="string" calcext:value-type="string">
            <text:p>Binga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Dorosłych</text:p>
          </table:table-cell>
          <table:table-cell table:style-name="ce7" office:value-type="date" office:date-value="1991-04-08" calcext:value-type="date">
            <text:p>8 IV 91</text:p>
          </table:table-cell>
          <table:table-cell table:style-name="ce10" office:value-type="float" office:value="40" calcext:value-type="float">
            <text:p>40,0</text:p>
          </table:table-cell>
          <table:table-cell table:style-name="ce11" office:value-type="float" office:value="12.1" calcext:value-type="float">
            <text:p>12,10 zł</text:p>
          </table:table-cell>
          <table:table-cell table:style-name="ce11" table:formula="of:=[.G94]*[.H94]" office:value-type="float" office:value="484" calcext:value-type="float">
            <text:p>484,00 zł</text:p>
          </table:table-cell>
          <table:table-cell/>
          <table:table-cell table:style-name="ce16"/>
          <table:table-cell table:number-columns-repeated="1013"/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4" office:value-type="string" calcext:value-type="string">
            <text:p>Amy</text:p>
          </table:table-cell>
          <table:table-cell table:style-name="ce4" office:value-type="string" calcext:value-type="string">
            <text:p>Tooley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Rajdy Wodne</text:p>
          </table:table-cell>
          <table:table-cell table:style-name="ce7" office:value-type="date" office:date-value="1990-09-01" calcext:value-type="date">
            <text:p>1 IX 90</text:p>
          </table:table-cell>
          <table:table-cell table:style-name="ce10" office:value-type="float" office:value="15.5" calcext:value-type="float">
            <text:p>15,5</text:p>
          </table:table-cell>
          <table:table-cell table:style-name="ce11" office:value-type="float" office:value="6.5" calcext:value-type="float">
            <text:p>6,50 zł</text:p>
          </table:table-cell>
          <table:table-cell table:style-name="ce11" table:formula="of:=[.G95]*[.H95]" office:value-type="float" office:value="100.75" calcext:value-type="float">
            <text:p>100,75 zł</text:p>
          </table:table-cell>
          <table:table-cell/>
          <table:table-cell table:style-name="ce16"/>
          <table:table-cell table:number-columns-repeated="1013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Zadania.$A$1" table:cell-range-address="$Lista.$A$1:.$I$95"/>
        </table:named-expressions>
      </table:table>
      <table:table table:name="Wyniki" table:style-name="ta3">
        <office:forms form:automatic-focus="false" form:apply-design-mode="false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2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2" table:number-columns-repeated="1012" table:default-cell-style-name="Default"/>
        <table:table-row table:style-name="ro4">
          <table:table-cell table:style-name="ce49" office:value-type="string" calcext:value-type="string">
            <text:p>1)</text:p>
          </table:table-cell>
          <table:table-cell table:style-name="ce52"/>
          <table:table-cell table:style-name="ce54" table:formula="of:=DSUM(baza;[Lista.I1];[Lista.D1:.D2])" office:value-type="currency" office:currency="PLN" office:value="14562.525" calcext:value-type="currency">
            <text:p>14 562,53 PLN</text:p>
          </table:table-cell>
          <table:table-cell table:style-name="ce56"/>
          <table:table-cell table:number-columns-repeated="1020"/>
        </table:table-row>
        <table:table-row table:style-name="ro4">
          <table:table-cell table:style-name="ce50" office:value-type="string" calcext:value-type="string">
            <text:p>2)</text:p>
          </table:table-cell>
          <table:table-cell table:style-name="ce53"/>
          <table:table-cell table:style-name="ce55" table:formula="of:=DAVERAGE(baza;[Lista.H1];[Lista.E1:.E2])" office:value-type="currency" office:currency="PLN" office:value="13.4213333333333" calcext:value-type="currency">
            <text:p>13,42 zł</text:p>
          </table:table-cell>
          <table:table-cell table:style-name="ce56"/>
          <table:table-cell table:number-columns-repeated="2"/>
          <table:table-cell table:style-name="ce58" table:number-columns-repeated="2"/>
          <table:table-cell table:style-name="ce31" office:value-type="string" calcext:value-type="string">
            <text:p>DEPART</text:p>
          </table:table-cell>
          <table:table-cell table:number-columns-repeated="2" table:style-name="ce31" office:value-type="string" calcext:value-type="string">
            <text:p>DATA ZATR.</text:p>
          </table:table-cell>
          <table:table-cell table:style-name="ce58"/>
          <table:table-cell table:style-name="ce59"/>
          <table:table-cell/>
          <table:table-cell table:style-name="ce59" table:number-columns-repeated="2"/>
          <table:table-cell table:number-columns-repeated="1008"/>
        </table:table-row>
        <table:table-row table:style-name="ro4">
          <table:table-cell table:style-name="ce49" office:value-type="string" calcext:value-type="string">
            <text:p>3)</text:p>
          </table:table-cell>
          <table:table-cell table:style-name="ce52" table:formula="of:=DMAX(baza;[.G2:.I2];[.K2:.L3])" office:value-type="string" office:string-value="" calcext:value-type="error">
            <text:p>Błąd:504</text:p>
          </table:table-cell>
          <table:table-cell table:style-name="ce53"/>
          <table:table-cell table:style-name="ce57"/>
          <table:table-cell table:number-columns-repeated="4"/>
          <table:table-cell table:style-name="ce30" office:value-type="string" calcext:value-type="string">
            <text:p>Rajdy Dziecinne</text:p>
          </table:table-cell>
          <table:table-cell office:value-type="string" calcext:value-type="string">
            <text:p>&gt;=1988</text:p>
          </table:table-cell>
          <table:table-cell table:style-name="ce30" office:value-type="string" calcext:value-type="string">
            <text:p>&lt;=1990</text:p>
          </table:table-cell>
          <table:table-cell table:style-name="ce30"/>
          <table:table-cell table:number-columns-repeated="1012"/>
        </table:table-row>
        <table:table-row table:style-name="ro4">
          <table:table-cell table:style-name="ce49" office:value-type="string" calcext:value-type="string">
            <text:p>4)</text:p>
          </table:table-cell>
          <table:table-cell table:style-name="ce52" table:formula="of:=DMAX(baza;[Lista.I1];[.I2:.K3])" office:value-type="float" office:value="0" calcext:value-type="float">
            <text:p>0</text:p>
          </table:table-cell>
          <table:table-cell table:style-name="ce53"/>
          <table:table-cell table:style-name="ce57"/>
          <table:table-cell table:number-columns-repeated="1020"/>
        </table:table-row>
        <table:table-row table:style-name="ro4">
          <table:table-cell table:style-name="ce51" office:value-type="string" calcext:value-type="string">
            <text:p>5)</text:p>
          </table:table-cell>
          <table:table-cell table:style-name="ce52" table:number-columns-repeated="2"/>
          <table:table-cell table:style-name="ce56"/>
          <table:table-cell table:number-columns-repeated="1020"/>
        </table:table-row>
        <table:table-row table:style-name="ro4">
          <table:table-cell table:style-name="ce49" office:value-type="string" calcext:value-type="string">
            <text:p>6)</text:p>
          </table:table-cell>
          <table:table-cell table:style-name="ce52" table:number-columns-repeated="2"/>
          <table:table-cell table:style-name="ce56"/>
          <table:table-cell table:number-columns-repeated="102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baza" table:target-range-address="Lista.A1:Lista.K95" table:orientation="column"/>
        <table:database-range table:name="__Anonymous_Sheet_DB__1" table:target-range-address="Lista.A1:Lista.K95" table:orientation="column"/>
        <table:database-range table:name="__Anonymous_Sheet_DB__2" table:target-range-address="Wyniki.A1:Wyniki.C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">
      <number:number number:decimal-places="1" loext:min-decimal-places="1" number:min-integer-digits="1"/>
    </number:number-style>
    <number:number-style style:name="N119">
      <number:number number:decimal-places="2" loext:min-decimal-places="2" number:min-integer-digits="1" number:grouping="true"/>
      <number:text> zł</number:text>
    </number:number-style>
    <number:number-style style:name="N120">
      <number:number number:decimal-places="2" loext:min-decimal-places="2" number:min-integer-digits="1" number:grouping="true"/>
      <number:text>     </number:text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26">
      <number:text>-</number:text>
      <number:number number:decimal-places="0" loext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>PLN</number:currency-symbol>
    </number:currency-style>
    <number:currency-style style:name="N128">
      <number:text>-</number:text>
      <number:number number:decimal-places="2" loext:min-decimal-places="2" number:min-integer-digits="1" number:grouping="true"/>
      <number:text> </number:text>
      <number:currency-symbol>PLN</number:currency-symbol>
      <style:map style:condition="value()&gt;=0" style:apply-style-name="N128P0"/>
    </number:currency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.00.0000</text:date>, <text:time style:data-style-name="N2" text:time-value="07:52:10.59637240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Zadania" style:display-name="PageStyle_Zad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a" style:display-name="PageStyle_Lis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niki" style:display-name="PageStyle_Wyni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.Małocha</meta:initial-creator>
    <meta:creation-date>1996-02-29T22:14:50</meta:creation-date>
    <dc:date>2017-04-12T07:55:30.704509072</dc:date>
    <meta:editing-cycles>4</meta:editing-cycles>
    <meta:editing-duration>PT15M30S</meta:editing-duration>
    <meta:generator>LibreOffice/5.2.6.2$Linux_X86_64 LibreOffice_project/20m0$Build-2</meta:generator>
    <meta:document-statistic meta:table-count="3" meta:cell-count="881" meta:object-count="0"/>
  </office:meta>
</office:document-meta>
</file>